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/Sep/2008, by Annegret Burtscher</text:p>
      <text:p text:style-name="Standard"/>
      <text:p text:style-name="P1">shap_EP2 and grad_shap_EP2</text:p>
      <text:p text:style-name="Standard">These functions are contained in shap_QFE resp. grad_shap_QFE (but in a different order)</text:p>
      <text:p text:style-name="Standard"/>
      <text:p text:style-name="P1">shap_DGLFE and grad_shap_DGLFE</text:p>
      <text:p text:style-name="Standard">are exactly the same functions as shap_LFE and grad_shap_LFE <text:s/>(hence could be deleted after changing the programs where they are called)</text:p>
      <text:p text:style-name="Standard"/>
      <text:p text:style-name="P1">shap_DGCR and grad_shap_DGCR</text:p>
      <text:p text:style-name="Standard">same as above</text:p>
      <text:p text:style-name="Standard"/>
      <text:p text:style-name="P2">MASS_P0_1D and MASS_P0</text:p>
      <text:p text:style-name="Standard">a lot of input arguments are not needed: ElemInfo, QuadRule, FHandle and varargin</text:p>
      <text:p text:style-name="Standard"/>
      <text:p text:style-name="P2">MASS_Weight_P0_1D</text:p>
      <text:p text:style-name="Standard">description and example wrong</text:p>
      <text:p text:style-name="Standard"/>
      <text:p text:style-name="P2">MASS_Lump_LFE and MASSlump_P1_1D</text:p>
      <text:p text:style-name="Standard">What are they?</text:p>
      <text:p text:style-name="Standard"/>
      <text:p text:style-name="P2">MASS_Weight_LFE</text:p>
      <text:p text:style-name="Standard">function is called MASS_Weight_LFE but in the program MASS_Heat_LFE?!</text:p>
      <text:p text:style-name="Standard"/>
      <text:p text:style-name="P2">MASS_BFE</text:p>
      <text:p text:style-name="Standard">varargin not used</text:p>
      <text:p text:style-name="Standard"/>
      <text:p text:style-name="P2">MASS_hpDG_1D</text:p>
      <text:p text:style-name="Standard">function not yet completed and not used anywhere</text:p>
      <text:p text:style-name="Standard"/>
      <text:p text:style-name="P2">MASS_Vol_hpDG_1D</text:p>
      <text:p text:style-name="Standard">What does it compute?</text:p>
      <text:p text:style-name="Standard"/>
      <text:p text:style-name="P2">MASS_P1P0</text:p>
      <text:p text:style-name="Standard">doesn't need the input argument quadrule, eleminfo, fhandle and varargin?! So far function is not in use.</text:p>
      <text:p text:style-name="Standard"/>
      <text:p text:style-name="P2">assemMat_QFE</text:p>
      <text:p text:style-name="Standard">The field Edges is not required, but listed in the documentation and example.</text:p>
      <text:p text:style-name="Standard"/>
      <text:p text:style-name="P2">assemLoad_P0</text:p>
      <text:p text:style-name="Standard">so far this function is not in use by another program</text:p>
      <text:p text:style-name="Standard"/>
      <text:p text:style-name="P2">assemDir – functions</text:p>
      <text:p text:style-name="Standard">In all program documentations: FreeDofs is not a M-by-1 matrix but a Q-by-1 matrix with Q=M- \sharp Dirichlet nodes?!</text:p>
      <text:p text:style-name="Standard"/>
      <text:p text:style-name="P2">assemDir_CR</text:p>
      <text:p text:style-name="Standard">don't need to compute DNodes, and 'Collect Dirichlet nodes..' should be replaced by 'Collect Dirichlet edges..'</text:p>
      <text:p text:style-name="Standard"><text:soft-page-break/></text:p>
      <text:p text:style-name="P2">assemDir_hpDG_1D</text:p>
      <text:p text:style-name="Standard">documenation in code is wrong, arguments missing; I, J and A are computed but not used! ASSEMDir_Bnd_HPDG and ASSEMDir_Bnd_HPDG_1D don't exist..</text:p>
      <text:p text:style-name="Standard"/>
      <text:p text:style-name="P2">assemNeu_hp</text:p>
      <text:p text:style-name="Standard">so far not in use by another program</text:p>
      <text:p text:style-name="Standard"/>
      <text:p text:style-name="P2">plot_LFE</text:p>
      <text:p text:style-name="Standard">exists three times in /Lib/Plots, /Examples/InterpDOF and /Students/Riva</text:p>
      <text:p text:style-name="Standard"/>
      <text:p text:style-name="P2">H1Err_hp</text:p>
      <text:p text:style-name="Standard">so far not in use</text:p>
      <text:p text:style-name="Standard"/>
      <text:p text:style-name="P2">H1SErr_LFE</text:p>
      <text:p text:style-name="Standard">it's not true that optinally the local error is computed?!</text:p>
      <text:p text:style-name="Standard"/>
      <text:p text:style-name="P2">L1Err_LFV</text:p>
      <text:p text:style-name="Standard">Can function also be used for linear elements? No difference?</text:p>
      <text:p text:style-name="Standard"/>
      <text:p text:style-name="P2">LinfErr_PBD</text:p>
      <text:p text:style-name="Standard">computes error on linear finite elements? Why not quadratic like in L2Err_PB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 b</meta:initial-creator>
    <meta:creation-date>2008-09-10T14:46:12</meta:creation-date>
    <dc:creator>a b</dc:creator>
    <dc:date>2008-09-11T16:37:10</dc:date>
    <meta:printed-by>a b</meta:printed-by>
    <meta:print-date>2008-09-11T13:01:44</meta:print-date>
    <meta:editing-cycles>31</meta:editing-cycles>
    <meta:editing-duration>PT8H3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333" meta:character-count="1822"/>
  </office:meta>
</office:document-meta>
</file>